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3cm" fo:min-width="2.914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4.699cm" svg:x="2.524cm" svg:y="1.889cm">
          <text:p text:style-name="P1">P2PN-DNS</text:p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826cm" svg:height="4.699cm" svg:x="14.208cm" svg:y="4.81cm">
          <text:p text:style-name="P1">P2PN-DNS</text:p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826cm" svg:height="4.699cm" svg:x="1.381cm" svg:y="12.049cm">
          <text:p text:style-name="P1">P2PN-DNS</text:p>
          <text:p text:style-name="P1">Nod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826cm" svg:height="4.699cm" svg:x="13.192cm" svg:y="13.065cm">
          <text:p text:style-name="P1">P2PN-DNS</text:p>
          <text:p text:style-name="P1">Nod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826cm" svg:height="4.699cm" svg:x="8.493cm" svg:y="19.415cm">
          <text:p text:style-name="P1">P2PN-DNS</text:p>
          <text:p text:style-name="P1">Nod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644cm" svg:y1="5.9cm" svg:x2="13.898cm" svg:y2="13.753cm" draw:start-shape="id1" draw:start-glue-point="9" draw:end-shape="id2" draw:end-glue-point="5" svg:d="M6644 5900c0 5889 7254 1963 7254 7853" svg:viewBox="0 0 7255 7854">
          <text:p/>
        </draw:connector>
        <draw:connector draw:style-name="gr2" draw:text-style-name="P2" draw:layer="layout" draw:type="curve" svg:x1="4.937cm" svg:y1="6.588cm" svg:x2="10.906cm" svg:y2="19.415cm" draw:start-shape="id1" draw:start-glue-point="8" draw:end-shape="id3" svg:d="M4937 6588c0 9619 5969 3206 5969 12827" svg:viewBox="0 0 5970 12828">
          <text:p/>
        </draw:connector>
        <draw:connector draw:style-name="gr2" draw:text-style-name="P2" draw:layer="layout" draw:type="lines" svg:x1="3.23cm" svg:y1="5.9cm" svg:x2="3.794cm" svg:y2="12.049cm" draw:start-shape="id1" draw:start-glue-point="7" draw:end-shape="id4" svg:d="M3230 5900v1189l564 4458v502" svg:viewBox="0 0 565 6150">
          <text:p/>
        </draw:connector>
        <draw:connector draw:style-name="gr2" draw:text-style-name="P2" draw:layer="layout" draw:type="curve" draw:line-skew="0.938cm" svg:x1="6.644cm" svg:y1="2.577cm" svg:x2="14.914cm" svg:y2="5.498cm" draw:start-shape="id1" draw:start-glue-point="11" draw:end-shape="id5" draw:end-glue-point="5" svg:d="M6644 2577c0-378 8270-1838 8270 2921" svg:viewBox="0 0 8271 3430">
          <text:p/>
        </draw:connector>
        <draw:connector draw:style-name="gr2" draw:text-style-name="P2" draw:layer="layout" draw:type="curve" svg:x1="14.208cm" svg:y1="7.16cm" svg:x2="5.501cm" svg:y2="12.737cm" draw:start-shape="id5" draw:start-glue-point="6" draw:end-shape="id4" draw:end-glue-point="11" svg:d="M14208 7160c-5805 0-8707 1859-8707 5577" svg:viewBox="0 0 8708 5578">
          <text:p/>
        </draw:connector>
        <draw:connector draw:style-name="gr2" draw:text-style-name="P2" draw:layer="layout" draw:type="curve" svg:x1="16.621cm" svg:y1="9.509cm" svg:x2="15.605cm" svg:y2="13.065cm" draw:start-shape="id5" draw:start-glue-point="8" draw:end-shape="id2" draw:end-glue-point="4" svg:d="M16621 9509c0 2667-1016 889-1016 3556" svg:viewBox="0 0 1017 3557">
          <text:p/>
        </draw:connector>
        <draw:connector draw:style-name="gr2" draw:text-style-name="P2" draw:layer="layout" draw:type="curve" draw:line-skew="-2.794cm" svg:x1="14.914cm" svg:y1="8.821cm" svg:x2="9.199cm" svg:y2="20.103cm" draw:start-shape="id5" draw:start-glue-point="7" draw:end-shape="id3" draw:end-glue-point="5" svg:d="M14914 8821c0 4270-5715-1370-5715 11282" svg:viewBox="0 0 5716 11283">
          <text:p/>
        </draw:connector>
        <draw:connector draw:style-name="gr2" draw:text-style-name="P2" draw:layer="layout" draw:type="curve" svg:x1="6.207cm" svg:y1="14.399cm" svg:x2="13.192cm" svg:y2="15.414cm" draw:start-shape="id4" draw:start-glue-point="10" draw:end-shape="id2" draw:end-glue-point="3" svg:d="M6207 14399c5239 0 1747 1015 6985 1015" svg:viewBox="0 0 6986 1016">
          <text:p/>
        </draw:connector>
        <draw:connector draw:style-name="gr2" draw:text-style-name="P2" draw:layer="layout" draw:type="curve" svg:x1="5.501cm" svg:y1="16.06cm" svg:x2="8.493cm" svg:y2="21.765cm" draw:start-shape="id4" draw:start-glue-point="9" draw:end-shape="id3" draw:end-glue-point="6" svg:d="M5501 16060c0 3804 997 5705 2992 5705" svg:viewBox="0 0 2993 5706">
          <text:p/>
        </draw:connector>
        <draw:connector draw:style-name="gr2" draw:text-style-name="P2" draw:layer="layout" draw:type="curve" svg:x1="13.898cm" svg:y1="17.076cm" svg:x2="12.613cm" svg:y2="20.103cm" draw:start-shape="id2" draw:start-glue-point="7" draw:end-shape="id3" draw:end-glue-point="11" svg:d="M13898 17076c0 2269-1285 756-1285 3027" svg:viewBox="0 0 1286 30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0:43:11.811320309</meta:creation-date>
    <dc:date>2017-11-11T12:03:58.449254653</dc:date>
    <meta:editing-duration>PT4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